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rsid="0009a393" officeooo:paragraph-rsid="0009a393"/>
    </style:style>
    <style:style style:name="P2" style:family="paragraph" style:parent-style-name="Standard">
      <style:paragraph-properties fo:text-align="justify" style:justify-single-word="false"/>
      <style:text-properties style:font-name="arial" officeooo:rsid="00098de6" officeooo:paragraph-rsid="00098de6"/>
    </style:style>
    <style:style style:name="P3" style:family="paragraph" style:parent-style-name="Standard">
      <style:paragraph-properties fo:text-align="justify" style:justify-single-word="false"/>
      <style:text-properties style:font-name="arial" officeooo:rsid="000c3a25" officeooo:paragraph-rsid="000c3a25"/>
    </style:style>
    <style:style style:name="P4" style:family="paragraph" style:parent-style-name="Standard">
      <style:paragraph-properties fo:text-align="justify" style:justify-single-word="false"/>
      <style:text-properties style:font-name="arial" officeooo:rsid="00138f5c" officeooo:paragraph-rsid="00138f5c"/>
    </style:style>
    <style:style style:name="P5" style:family="paragraph" style:parent-style-name="Standard">
      <style:paragraph-properties fo:text-align="justify" style:justify-single-word="false"/>
      <style:text-properties style:font-name="arial" officeooo:rsid="00166c1e" officeooo:paragraph-rsid="00166c1e"/>
    </style:style>
    <style:style style:name="P6" style:family="paragraph" style:parent-style-name="Standard">
      <style:paragraph-properties fo:text-align="justify" style:justify-single-word="false"/>
      <style:text-properties style:font-name="arial" officeooo:rsid="0019062a" officeooo:paragraph-rsid="0019062a"/>
    </style:style>
    <style:style style:name="P7" style:family="paragraph" style:parent-style-name="Standard">
      <style:paragraph-properties fo:text-align="justify" style:justify-single-word="false"/>
      <style:text-properties style:font-name="arial" officeooo:rsid="003711c7" officeooo:paragraph-rsid="003711c7"/>
    </style:style>
    <style:style style:name="P8" style:family="paragraph" style:parent-style-name="Standard">
      <style:paragraph-properties fo:text-align="justify" style:justify-single-word="false"/>
      <style:text-properties style:font-name="arial" officeooo:rsid="00410a80" officeooo:paragraph-rsid="00410a80"/>
    </style:style>
    <style:style style:name="P9" style:family="paragraph" style:parent-style-name="Standard">
      <style:paragraph-properties fo:text-align="justify" style:justify-single-word="false"/>
      <style:text-properties style:font-name="arial" officeooo:rsid="0043c8d6" officeooo:paragraph-rsid="0043c8d6"/>
    </style:style>
    <style:style style:name="P10" style:family="paragraph" style:parent-style-name="Standard">
      <style:paragraph-properties fo:text-align="justify" style:justify-single-word="false"/>
      <style:text-properties style:font-name="arial" officeooo:rsid="0049baa3" officeooo:paragraph-rsid="0049baa3"/>
    </style:style>
    <style:style style:name="P11" style:family="paragraph" style:parent-style-name="Standard">
      <style:paragraph-properties fo:text-align="justify" style:justify-single-word="false"/>
      <style:text-properties style:font-name="arial" officeooo:rsid="0049de99" officeooo:paragraph-rsid="0049de99"/>
    </style:style>
    <style:style style:name="P12" style:family="paragraph" style:parent-style-name="Standard">
      <style:paragraph-properties fo:text-align="justify" style:justify-single-word="false"/>
      <style:text-properties style:font-name="arial" officeooo:rsid="00547fe0" officeooo:paragraph-rsid="00547fe0"/>
    </style:style>
    <style:style style:name="P13" style:family="paragraph" style:parent-style-name="Standard">
      <style:paragraph-properties fo:text-align="justify" style:justify-single-word="false"/>
      <style:text-properties style:font-name="arial" officeooo:rsid="005bb55b" officeooo:paragraph-rsid="005bb55b"/>
    </style:style>
    <style:style style:name="P14" style:family="paragraph" style:parent-style-name="Standard">
      <style:paragraph-properties fo:text-align="justify" style:justify-single-word="false"/>
      <style:text-properties style:font-name="arial" fo:font-size="16pt" fo:font-weight="bold" officeooo:rsid="0008de4a" officeooo:paragraph-rsid="0008de4a"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arial" fo:font-weight="normal" officeooo:rsid="00638e74" officeooo:paragraph-rsid="00638e74" style:font-weight-asian="normal" style:font-weight-complex="normal"/>
    </style:style>
    <style:style style:name="P16"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098de6" officeooo:paragraph-rsid="00098de6" style:font-size-asian="14pt" style:font-weight-asian="bold" style:font-size-complex="14pt" style:font-weight-complex="bold"/>
    </style:style>
    <style:style style:name="P17"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33fb9e" officeooo:paragraph-rsid="0033fb9e" style:font-size-asian="14pt" style:font-weight-asian="bold" style:font-size-complex="14pt" style:font-weight-complex="bold"/>
    </style:style>
    <style:style style:name="P18"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49de99" officeooo:paragraph-rsid="0049de99" style:font-size-asian="14pt" style:font-weight-asian="bold" style:font-size-complex="14pt" style:font-weight-complex="bold"/>
    </style:style>
    <style:style style:name="P19"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5bb55b" officeooo:paragraph-rsid="005bb55b" style:font-size-asian="14pt" style:font-weight-asian="bold" style:font-size-complex="14pt" style:font-weight-complex="bold"/>
    </style:style>
    <style:style style:name="P20" style:family="paragraph" style:parent-style-name="Preformatted_20_Text">
      <loext:graphic-properties draw:fill="solid" draw:fill-color="#ffffff" draw:opacity="100%"/>
      <style:paragraph-properties fo:margin-left="0in" fo:margin-right="0in" fo:margin-top="0in" fo:margin-bottom="0in" loext:contextual-spacing="false" fo:text-indent="0in" style:auto-text-indent="false" fo:background-color="#ffffff" style:writing-mode="page"/>
      <style:text-properties fo:color="#000000"/>
    </style:style>
    <style:style style:name="P21" style:family="paragraph" style:parent-style-name="Preformatted_20_Text">
      <loext:graphic-properties draw:fill="solid" draw:fill-color="#ffffff" draw:opacity="100%"/>
      <style:paragraph-properties fo:margin-left="0in" fo:margin-right="0in" fo:margin-top="0.05in" fo:margin-bottom="0in" loext:contextual-spacing="false" fo:text-indent="0in" style:auto-text-indent="false" fo:background-color="#ffffff" style:writing-mode="page"/>
      <style:text-properties fo:color="#000000"/>
    </style:style>
    <style:style style:name="P22" style:family="paragraph" style:parent-style-name="Preformatted_20_Text">
      <loext:graphic-properties draw:fill="solid" draw:fill-color="#ffffff" draw:opacity="100%"/>
      <style:paragraph-properties fo:margin-left="0in" fo:margin-right="0in" fo:margin-top="0in" fo:margin-bottom="0.05in" loext:contextual-spacing="false" fo:text-indent="0in" style:auto-text-indent="false" fo:background-color="#ffffff" style:writing-mode="page"/>
      <style:text-properties fo:color="#000000"/>
    </style:style>
    <style:style style:name="P23" style:family="paragraph" style:parent-style-name="Preformatted_20_Text">
      <loext:graphic-properties draw:fill="solid" draw:fill-color="#ffffff" draw:opacity="100%"/>
      <style:paragraph-properties fo:margin-top="0.05in" fo:margin-bottom="0.05in" loext:contextual-spacing="false" fo:background-color="#ffffff" style:writing-mode="page"/>
      <style:text-properties fo:color="#000000"/>
    </style:style>
    <style:style style:name="P24" style:family="paragraph" style:parent-style-name="Preformatted_20_Text">
      <loext:graphic-properties draw:fill="solid" draw:fill-color="#ffffff" draw:opacity="100%"/>
      <style:paragraph-properties fo:margin-top="0.05in" fo:margin-bottom="0.05in" loext:contextual-spacing="false" fo:background-color="#ffffff" style:writing-mode="page"/>
    </style:style>
    <style:style style:name="P25" style:family="paragraph" style:parent-style-name="Standard" style:list-style-name="L1">
      <style:paragraph-properties fo:text-align="justify" style:justify-single-word="false"/>
      <style:text-properties style:font-name="arial" officeooo:rsid="000c3a25" officeooo:paragraph-rsid="000c3a25"/>
    </style:style>
    <style:style style:name="P26" style:family="paragraph" style:parent-style-name="Standard" style:list-style-name="L1">
      <style:paragraph-properties fo:text-align="justify" style:justify-single-word="false"/>
      <style:text-properties style:font-name="arial" officeooo:rsid="000ca04d" officeooo:paragraph-rsid="000ca04d"/>
    </style:style>
    <style:style style:name="P27" style:family="paragraph" style:parent-style-name="Standard" style:list-style-name="L1">
      <style:paragraph-properties fo:text-align="justify" style:justify-single-word="false"/>
      <style:text-properties style:font-name="arial" officeooo:rsid="000f61b3" officeooo:paragraph-rsid="000f61b3"/>
    </style:style>
    <style:style style:name="P28" style:family="paragraph" style:parent-style-name="Standard" style:list-style-name="L2">
      <style:paragraph-properties fo:text-align="justify" style:justify-single-word="false"/>
      <style:text-properties style:font-name="arial" officeooo:rsid="00098de6" officeooo:paragraph-rsid="00098de6"/>
    </style:style>
    <style:style style:name="P29" style:family="paragraph" style:parent-style-name="Standard" style:list-style-name="L3">
      <style:paragraph-properties fo:text-align="justify" style:justify-single-word="false"/>
      <style:text-properties style:font-name="arial" officeooo:rsid="002df9e4" officeooo:paragraph-rsid="002df9e4"/>
    </style:style>
    <style:style style:name="P30" style:family="paragraph" style:parent-style-name="Standard" style:list-style-name="L3">
      <style:paragraph-properties fo:text-align="justify" style:justify-single-word="false"/>
      <style:text-properties style:font-name="arial" officeooo:rsid="002deeb1" officeooo:paragraph-rsid="002deeb1"/>
    </style:style>
    <style:style style:name="P31" style:family="paragraph" style:parent-style-name="Standard" style:list-style-name="L3">
      <style:paragraph-properties fo:text-align="justify" style:justify-single-word="false"/>
      <style:text-properties style:font-name="arial" officeooo:rsid="002f7412" officeooo:paragraph-rsid="002f7412"/>
    </style:style>
    <style:style style:name="P32" style:family="paragraph" style:parent-style-name="Standard" style:list-style-name="L3">
      <style:paragraph-properties fo:text-align="justify" style:justify-single-word="false"/>
      <style:text-properties style:font-name="arial" officeooo:rsid="0031aefb" officeooo:paragraph-rsid="0031aefb"/>
    </style:style>
    <style:style style:name="P33" style:family="paragraph" style:parent-style-name="Standard" style:list-style-name="L3">
      <style:paragraph-properties fo:text-align="justify" style:justify-single-word="false"/>
      <style:text-properties style:font-name="arial" officeooo:rsid="002fde37" officeooo:paragraph-rsid="002fde37"/>
    </style:style>
    <style:style style:name="P34" style:family="paragraph" style:parent-style-name="Standard" style:list-style-name="L3">
      <style:paragraph-properties fo:text-align="justify" style:justify-single-word="false"/>
      <style:text-properties style:font-name="arial" officeooo:rsid="0033fb9e" officeooo:paragraph-rsid="0033fb9e"/>
    </style:style>
    <style:style style:name="P35" style:family="paragraph" style:parent-style-name="Standard" style:list-style-name="L4">
      <style:paragraph-properties fo:text-align="justify" style:justify-single-word="false"/>
      <style:text-properties style:font-name="arial" officeooo:rsid="003711c7" officeooo:paragraph-rsid="0038ddc2"/>
    </style:style>
    <style:style style:name="P36" style:family="paragraph" style:parent-style-name="Standard" style:list-style-name="L4">
      <style:paragraph-properties fo:text-align="justify" style:justify-single-word="false"/>
      <style:text-properties style:font-name="arial" officeooo:rsid="003bddbc" officeooo:paragraph-rsid="003bddbc"/>
    </style:style>
    <style:style style:name="P37" style:family="paragraph" style:parent-style-name="Standard" style:list-style-name="L4">
      <style:paragraph-properties fo:text-align="justify" style:justify-single-word="false"/>
      <style:text-properties style:font-name="arial" officeooo:rsid="003c67b4" officeooo:paragraph-rsid="003c67b4"/>
    </style:style>
    <style:style style:name="P38" style:family="paragraph" style:parent-style-name="Standard" style:list-style-name="L5">
      <style:paragraph-properties fo:text-align="justify" style:justify-single-word="false"/>
      <style:text-properties style:font-name="arial" officeooo:rsid="004d7012" officeooo:paragraph-rsid="004d7012"/>
    </style:style>
    <style:style style:name="P39" style:family="paragraph" style:parent-style-name="Standard" style:list-style-name="L5">
      <style:paragraph-properties fo:text-align="justify" style:justify-single-word="false"/>
      <style:text-properties style:font-name="arial" officeooo:rsid="00528960" officeooo:paragraph-rsid="00528960"/>
    </style:style>
    <style:style style:name="P40" style:family="paragraph" style:parent-style-name="Standard" style:list-style-name="L5">
      <style:paragraph-properties fo:text-align="justify" style:justify-single-word="false"/>
      <style:text-properties style:font-name="arial" officeooo:rsid="00535237" officeooo:paragraph-rsid="00535237"/>
    </style:style>
    <style:style style:name="P41" style:family="paragraph" style:parent-style-name="Standard">
      <style:paragraph-properties fo:margin-top="0.2in" fo:margin-bottom="0in" loext:contextual-spacing="false" fo:text-align="justify" style:justify-single-word="false" style:writing-mode="page"/>
      <style:text-properties style:font-name="arial" fo:font-size="14pt" fo:font-weight="bold" officeooo:rsid="00098de6" officeooo:paragraph-rsid="00098de6" style:font-size-asian="14pt" style:font-weight-asian="bold" style:font-size-complex="14pt" style:font-weight-complex="bold"/>
    </style:style>
    <style:style style:name="P42" style:family="paragraph" style:parent-style-name="Standard">
      <style:paragraph-properties fo:margin-top="0.2in" fo:margin-bottom="0in" loext:contextual-spacing="false" fo:text-align="justify" style:justify-single-word="false" style:writing-mode="page"/>
      <style:text-properties style:font-name="arial" fo:font-size="12pt" fo:font-weight="bold" officeooo:rsid="0064eda3" officeooo:paragraph-rsid="0064eda3" style:font-size-asian="10.5pt" style:font-weight-asian="bold" style:font-size-complex="12pt" style:font-weight-complex="bold"/>
    </style:style>
    <style:style style:name="P43" style:family="paragraph" style:parent-style-name="Standard">
      <style:paragraph-properties fo:margin-top="0in" fo:margin-bottom="0in" loext:contextual-spacing="false" fo:text-align="justify" style:justify-single-word="false" style:writing-mode="page"/>
      <style:text-properties style:font-name="arial" fo:font-size="12pt" fo:font-weight="bold" officeooo:rsid="0064eda3" officeooo:paragraph-rsid="0064eda3" style:font-size-asian="10.5pt" style:font-weight-asian="bold" style:font-size-complex="12pt" style:font-weight-complex="bold"/>
    </style:style>
    <style:style style:name="P44" style:family="paragraph" style:parent-style-name="Standard">
      <style:paragraph-properties fo:margin-top="0in" fo:margin-bottom="0in" loext:contextual-spacing="false" fo:text-align="justify" style:justify-single-word="false" style:writing-mode="page"/>
      <style:text-properties style:font-name="arial" fo:font-size="12pt" fo:font-weight="bold" officeooo:rsid="0068e502" officeooo:paragraph-rsid="0068e502" style:font-size-asian="10.5pt" style:font-weight-asian="bold" style:font-size-complex="12pt" style:font-weight-complex="bold"/>
    </style:style>
    <style:style style:name="P45" style:family="paragraph" style:parent-style-name="Standard" style:list-style-name="L7">
      <style:paragraph-properties fo:margin-top="0in" fo:margin-bottom="0in" loext:contextual-spacing="false" fo:text-align="justify" style:justify-single-word="false" style:writing-mode="page"/>
      <style:text-properties style:font-name="arial" fo:font-size="12pt" fo:font-weight="normal" officeooo:rsid="0064eda3" officeooo:paragraph-rsid="0064eda3" style:font-size-asian="10.5pt" style:font-weight-asian="normal" style:font-size-complex="12pt" style:font-weight-complex="normal"/>
    </style:style>
    <style:style style:name="P46" style:family="paragraph" style:parent-style-name="Standard" style:list-style-name="L7">
      <style:paragraph-properties fo:margin-top="0in" fo:margin-bottom="0in" loext:contextual-spacing="false" fo:text-align="justify" style:justify-single-word="false" style:writing-mode="page"/>
      <style:text-properties style:font-name="arial" fo:font-size="12pt" fo:font-weight="normal" officeooo:rsid="006505c4" officeooo:paragraph-rsid="006505c4" style:font-size-asian="10.5pt" style:font-weight-asian="normal" style:font-size-complex="12pt" style:font-weight-complex="normal"/>
    </style:style>
    <style:style style:name="P47" style:family="paragraph" style:parent-style-name="Standard" style:list-style-name="L7">
      <style:paragraph-properties fo:margin-top="0in" fo:margin-bottom="0in" loext:contextual-spacing="false" fo:text-align="justify" style:justify-single-word="false" style:writing-mode="page"/>
      <style:text-properties style:font-name="arial" fo:font-size="12pt" fo:font-weight="normal" officeooo:rsid="007f24cf" officeooo:paragraph-rsid="007f24cf" style:font-size-asian="10.5pt" style:font-weight-asian="normal" style:font-size-complex="12pt" style:font-weight-complex="normal"/>
    </style:style>
    <style:style style:name="P48"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8b632b" officeooo:paragraph-rsid="008b632b" style:font-size-asian="10.5pt" style:font-weight-asian="normal" style:font-size-complex="12pt" style:font-weight-complex="normal"/>
    </style:style>
    <style:style style:name="P49"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8c9845" officeooo:paragraph-rsid="008e54f1" style:font-size-asian="10.5pt" style:font-weight-asian="normal" style:font-size-complex="12pt" style:font-weight-complex="normal"/>
    </style:style>
    <style:style style:name="P50"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8c9845" officeooo:paragraph-rsid="008fbfd1" style:font-size-asian="10.5pt" style:font-weight-asian="normal" style:font-size-complex="12pt" style:font-weight-complex="normal"/>
    </style:style>
    <style:style style:name="P51"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918ada" officeooo:paragraph-rsid="00918ada" style:font-size-asian="10.5pt" style:font-weight-asian="normal" style:font-size-complex="12pt" style:font-weight-complex="normal"/>
    </style:style>
    <style:style style:name="P52"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96dd96" officeooo:paragraph-rsid="0096dd96" style:font-size-asian="10.5pt" style:font-weight-asian="normal" style:font-size-complex="12pt" style:font-weight-complex="normal"/>
    </style:style>
    <style:style style:name="P53"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68e502" officeooo:paragraph-rsid="0068e502" style:font-size-asian="10.5pt" style:font-weight-asian="normal" style:font-size-complex="12pt" style:font-weight-complex="normal"/>
    </style:style>
    <style:style style:name="P54" style:family="paragraph" style:parent-style-name="Standard">
      <style:paragraph-properties fo:margin-top="0in" fo:margin-bottom="0in" loext:contextual-spacing="false" fo:text-align="justify" style:justify-single-word="false" style:writing-mode="page"/>
      <style:text-properties style:font-name="arial" fo:font-size="12pt" fo:font-weight="normal" officeooo:rsid="00a2b6ec" officeooo:paragraph-rsid="00a2b6ec" style:font-size-asian="10.5pt" style:font-weight-asian="normal" style:font-size-complex="12pt" style:font-weight-complex="normal"/>
    </style:style>
    <style:style style:name="P55" style:family="paragraph" style:parent-style-name="Standard" style:list-style-name="L6">
      <style:paragraph-properties fo:margin-top="0.1in" fo:margin-bottom="0in" loext:contextual-spacing="false" fo:text-align="justify" style:justify-single-word="false" style:writing-mode="page"/>
      <style:text-properties style:font-name="arial" fo:font-size="12pt" fo:font-weight="normal" officeooo:rsid="0064eda3" officeooo:paragraph-rsid="0064eda3" style:font-size-asian="10.5pt" style:font-weight-asian="normal" style:font-size-complex="12pt" style:font-weight-complex="normal"/>
    </style:style>
    <style:style style:name="P56" style:family="paragraph" style:parent-style-name="Standard" style:list-style-name="L6">
      <loext:graphic-properties draw:fill="solid" draw:fill-color="#ffffff" draw:opacity="100%"/>
      <style:paragraph-properties fo:margin-top="0.1in" fo:margin-bottom="0in" loext:contextual-spacing="false" fo:text-align="justify" style:justify-single-word="false" fo:background-color="#ffffff" style:writing-mode="page"/>
      <style:text-properties fo:color="#000000" style:font-name="arial" fo:font-size="12pt" fo:font-weight="normal" officeooo:rsid="008260b4" officeooo:paragraph-rsid="008260b4" style:font-size-asian="10.5pt" style:font-weight-asian="normal" style:font-size-complex="12pt" style:font-weight-complex="normal"/>
    </style:style>
    <style:style style:name="P57" style:family="paragraph" style:parent-style-name="Standard" style:list-style-name="L6">
      <loext:graphic-properties draw:fill="solid" draw:fill-color="#ffffff" draw:opacity="100%"/>
      <style:paragraph-properties fo:margin-top="0.1in" fo:margin-bottom="0in" loext:contextual-spacing="false" fo:text-align="justify" style:justify-single-word="false" fo:background-color="#ffffff" style:writing-mode="page"/>
      <style:text-properties fo:color="#000000" style:font-name="arial" fo:font-size="12pt" fo:font-weight="normal" officeooo:rsid="00836f59" officeooo:paragraph-rsid="00836f59" style:font-size-asian="10.5pt" style:font-weight-asian="normal" style:font-size-complex="12pt" style:font-weight-complex="normal"/>
    </style:style>
    <style:style style:name="P58" style:family="paragraph" style:parent-style-name="Standard" style:list-style-name="L6">
      <loext:graphic-properties draw:fill="solid" draw:fill-color="#ffffff" draw:opacity="100%"/>
      <style:paragraph-properties fo:margin-top="0.1in" fo:margin-bottom="0in" loext:contextual-spacing="false" fo:text-align="justify" style:justify-single-word="false" fo:background-color="#ffffff" style:writing-mode="page"/>
      <style:text-properties fo:color="#000000" style:font-name="arial" fo:font-size="12pt" fo:font-weight="normal" officeooo:rsid="0085e030" officeooo:paragraph-rsid="0085e030" style:font-size-asian="10.5pt" style:font-weight-asian="normal" style:font-size-complex="12pt" style:font-weight-complex="normal"/>
    </style:style>
    <style:style style:name="P59" style:family="paragraph" style:parent-style-name="Standard">
      <style:paragraph-properties fo:margin-left="0.4925in" fo:margin-right="0in" fo:margin-top="0in" fo:margin-bottom="0in" loext:contextual-spacing="false" fo:text-align="justify" style:justify-single-word="false" fo:text-indent="0in" style:auto-text-indent="false" style:writing-mode="page"/>
      <style:text-properties style:font-name="arial" fo:font-size="12pt" fo:font-weight="normal" officeooo:rsid="0064eda3" officeooo:paragraph-rsid="0064eda3" style:font-size-asian="10.5pt" style:font-weight-asian="normal" style:font-size-complex="12pt" style:font-weight-complex="normal"/>
    </style:style>
    <style:style style:name="P60" style:family="paragraph" style:parent-style-name="Standard">
      <style:paragraph-properties fo:margin-left="0.4925in" fo:margin-right="0in" fo:margin-top="0in" fo:margin-bottom="0in" loext:contextual-spacing="false" fo:text-align="justify" style:justify-single-word="false" fo:text-indent="0in" style:auto-text-indent="false" style:writing-mode="page"/>
      <style:text-properties style:font-name="arial" fo:font-size="12pt" fo:font-weight="normal" officeooo:rsid="00692f3b" officeooo:paragraph-rsid="00692f3b" style:font-size-asian="10.5pt" style:font-weight-asian="normal" style:font-size-complex="12pt" style:font-weight-complex="normal"/>
    </style:style>
    <style:style style:name="P61" style:family="paragraph" style:parent-style-name="Standard">
      <style:paragraph-properties fo:margin-left="0.4925in" fo:margin-right="0in" fo:margin-top="0in" fo:margin-bottom="0in" loext:contextual-spacing="false" fo:text-align="justify" style:justify-single-word="false" fo:text-indent="0in" style:auto-text-indent="false" style:writing-mode="page"/>
      <style:text-properties style:font-name="arial" fo:font-size="12pt" fo:font-weight="normal" officeooo:rsid="006a2685" officeooo:paragraph-rsid="006a2685" style:font-size-asian="10.5pt" style:font-weight-asian="normal" style:font-size-complex="12pt" style:font-weight-complex="normal"/>
    </style:style>
    <style:style style:name="P62" style:family="paragraph" style:parent-style-name="Standard">
      <style:paragraph-properties fo:margin-left="0.4925in" fo:margin-right="0in" fo:margin-top="0in" fo:margin-bottom="0in" loext:contextual-spacing="false" fo:text-align="justify" style:justify-single-word="false" fo:text-indent="0in" style:auto-text-indent="false" style:writing-mode="page"/>
      <style:text-properties style:font-name="arial" fo:font-size="12pt" fo:font-weight="normal" officeooo:rsid="00704327" officeooo:paragraph-rsid="00704327" style:font-size-asian="10.5pt" style:font-weight-asian="normal" style:font-size-complex="12pt" style:font-weight-complex="normal"/>
    </style:style>
    <style:style style:name="P63" style:family="paragraph" style:parent-style-name="Standard">
      <style:paragraph-properties fo:margin-left="0.4925in" fo:margin-right="0in" fo:margin-top="0in" fo:margin-bottom="0in" loext:contextual-spacing="false" fo:text-align="justify" style:justify-single-word="false" fo:text-indent="0in" style:auto-text-indent="false" style:writing-mode="page"/>
      <style:text-properties style:font-name="arial" fo:font-size="12pt" fo:font-weight="normal" officeooo:rsid="0072c6c6" officeooo:paragraph-rsid="0072c6c6" style:font-size-asian="10.5pt" style:font-weight-asian="normal" style:font-size-complex="12pt" style:font-weight-complex="normal"/>
    </style:style>
    <style:style style:name="P64" style:family="paragraph" style:parent-style-name="Standard">
      <style:paragraph-properties fo:margin-left="0.4925in" fo:margin-right="0in" fo:margin-top="0in" fo:margin-bottom="0in" loext:contextual-spacing="false" fo:text-align="justify" style:justify-single-word="false" fo:text-indent="0in" style:auto-text-indent="false" style:writing-mode="page"/>
      <style:text-properties style:font-name="arial" fo:font-size="12pt" fo:font-weight="normal" officeooo:rsid="007c2b92" officeooo:paragraph-rsid="007c2b92" style:font-size-asian="10.5pt" style:font-weight-asian="normal" style:font-size-complex="12pt" style:font-weight-complex="normal"/>
    </style:style>
    <style:style style:name="P65" style:family="paragraph" style:parent-style-name="Preformatted_20_Text" style:list-style-name="L7">
      <style:paragraph-properties fo:margin-top="0.0598in" fo:margin-bottom="0in" loext:contextual-spacing="false" fo:text-align="justify" style:justify-single-word="false" style:writing-mode="page"/>
      <style:text-properties fo:color="#808000" style:font-name="DejaVu Sans Mono" fo:font-size="9pt" fo:font-weight="normal" officeooo:rsid="007f24cf" officeooo:paragraph-rsid="007f24cf" style:font-size-asian="10.5pt" style:font-weight-asian="normal" style:font-size-complex="12pt" style:font-weight-complex="normal"/>
    </style:style>
    <style:style style:name="P66" style:family="paragraph" style:parent-style-name="Preformatted_20_Text" style:list-style-name="L7">
      <style:paragraph-properties fo:margin-top="0.0598in" fo:margin-bottom="0in" loext:contextual-spacing="false" fo:text-align="justify" style:justify-single-word="false" style:writing-mode="page"/>
      <style:text-properties fo:color="#000000" style:font-name="DejaVu Sans Mono" fo:font-size="9pt" fo:font-weight="normal" officeooo:rsid="007f24cf" officeooo:paragraph-rsid="007f24cf" style:font-size-asian="10.5pt" style:font-weight-asian="normal" style:font-size-complex="12pt" style:font-weight-complex="normal"/>
    </style:style>
    <style:style style:name="P67"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font-name="DejaVu Sans Mono" fo:font-size="9pt"/>
    </style:style>
    <style:style style:name="P68"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officeooo:paragraph-rsid="006acbc1"/>
    </style:style>
    <style:style style:name="P69"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style>
    <style:style style:name="P70"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808000" style:font-name="DejaVu Sans Mono" fo:font-size="9pt"/>
    </style:style>
    <style:style style:name="P71" style:family="paragraph" style:parent-style-name="Preformatted_20_Text">
      <loext:graphic-properties draw:fill="solid" draw:fill-color="#ffffff" draw:opacity="100%"/>
      <style:paragraph-properties fo:margin-left="0.4925in" fo:margin-right="0in" fo:margin-top="0in" fo:margin-bottom="0.0598in" loext:contextual-spacing="false" fo:text-indent="0in" style:auto-text-indent="false" fo:background-color="#ffffff" style:writing-mode="page"/>
    </style:style>
    <style:style style:name="P72" style:family="paragraph" style:parent-style-name="Preformatted_20_Text">
      <loext:graphic-properties draw:fill="solid" draw:fill-color="#ffffff" draw:opacity="100%"/>
      <style:paragraph-properties fo:margin-left="0.4925in" fo:margin-right="0in" fo:margin-top="0in" fo:margin-bottom="0.0598in" loext:contextual-spacing="false" fo:text-indent="0in" style:auto-text-indent="false" fo:background-color="#ffffff" style:writing-mode="page"/>
      <style:text-properties fo:color="#000000" style:font-name="DejaVu Sans Mono" fo:font-size="9pt"/>
    </style:style>
    <style:style style:name="P73" style:family="paragraph" style:parent-style-name="Preformatted_20_Text">
      <loext:graphic-properties draw:fill="solid" draw:fill-color="#ffffff" draw:opacity="100%"/>
      <style:paragraph-properties fo:margin-left="0.4925in" fo:margin-right="0in" fo:margin-top="0.05in" fo:margin-bottom="0in" loext:contextual-spacing="false" fo:text-indent="0in" style:auto-text-indent="false" fo:background-color="#ffffff" style:writing-mode="page"/>
      <style:text-properties fo:color="#000000" style:font-name="DejaVu Sans Mono" fo:font-size="9pt"/>
    </style:style>
    <style:style style:name="P74" style:family="paragraph" style:parent-style-name="Preformatted_20_Text">
      <loext:graphic-properties draw:fill="solid" draw:fill-color="#ffffff" draw:opacity="100%"/>
      <style:paragraph-properties fo:margin-left="0.4925in" fo:margin-right="0in" fo:margin-top="0.05in" fo:margin-bottom="0in" loext:contextual-spacing="false" fo:text-indent="0in" style:auto-text-indent="false" fo:background-color="#ffffff" style:writing-mode="page"/>
      <style:text-properties fo:color="#000000" style:font-name="DejaVu Sans Mono" fo:font-size="9pt" officeooo:paragraph-rsid="006acbc1"/>
    </style:style>
    <style:style style:name="P75" style:family="paragraph" style:parent-style-name="Preformatted_20_Text">
      <style:paragraph-properties fo:margin-left="0.4925in" fo:margin-right="0in" fo:margin-top="0.05in" fo:margin-bottom="0in" loext:contextual-spacing="false" fo:text-align="justify" style:justify-single-word="false" fo:text-indent="0in" style:auto-text-indent="false" style:writing-mode="page"/>
      <style:text-properties fo:color="#000000" style:font-name="DejaVu Sans Mono" fo:font-size="9pt" fo:font-weight="normal" officeooo:rsid="007c2b92" officeooo:paragraph-rsid="007c2b92" style:font-size-asian="10.5pt" style:font-weight-asian="normal" style:font-size-complex="12pt" style:font-weight-complex="normal"/>
    </style:style>
    <style:style style:name="P76" style:family="paragraph" style:parent-style-name="Preformatted_20_Text">
      <loext:graphic-properties draw:fill="solid" draw:fill-color="#ffffff" draw:opacity="100%"/>
      <style:paragraph-properties fo:margin-left="0.4925in" fo:margin-right="0in" fo:margin-top="0.05in" fo:margin-bottom="0in" loext:contextual-spacing="false" fo:text-indent="0in" style:auto-text-indent="false" fo:background-color="#ffffff" style:writing-mode="page"/>
      <style:text-properties fo:color="#808000" style:font-name="DejaVu Sans Mono" fo:font-size="9pt" officeooo:paragraph-rsid="006acbc1"/>
    </style:style>
    <style:style style:name="P77" style:family="paragraph" style:parent-style-name="Preformatted_20_Text">
      <loext:graphic-properties draw:fill="solid" draw:fill-color="#ffffff" draw:opacity="100%"/>
      <style:paragraph-properties fo:margin-left="0.4925in" fo:margin-right="0in" fo:margin-top="0in" fo:margin-bottom="0.05in" loext:contextual-spacing="false" fo:text-indent="0in" style:auto-text-indent="false" fo:background-color="#ffffff" style:writing-mode="page"/>
      <style:text-properties fo:color="#000000" style:font-name="DejaVu Sans Mono" fo:font-size="9pt"/>
    </style:style>
    <style:style style:name="P78" style:family="paragraph" style:parent-style-name="Preformatted_20_Text">
      <loext:graphic-properties draw:fill="solid" draw:fill-color="#ffffff" draw:opacity="100%"/>
      <style:paragraph-properties fo:margin-left="0.4925in" fo:margin-right="0in" fo:margin-top="0in" fo:margin-bottom="0.05in" loext:contextual-spacing="false" fo:text-indent="0in" style:auto-text-indent="false" fo:background-color="#ffffff" style:writing-mode="page"/>
      <style:text-properties style:font-name="DejaVu Sans Mono" fo:font-size="9pt"/>
    </style:style>
    <style:style style:name="P79" style:family="paragraph" style:parent-style-name="Preformatted_20_Text">
      <style:paragraph-properties fo:margin-left="0.4925in" fo:margin-right="0in" fo:margin-top="0in" fo:margin-bottom="0in" loext:contextual-spacing="false" fo:text-align="justify" style:justify-single-word="false" fo:text-indent="0in" style:auto-text-indent="false" style:writing-mode="page"/>
      <style:text-properties fo:color="#000000" style:font-name="DejaVu Sans Mono" fo:font-size="9pt" fo:font-weight="normal" officeooo:rsid="0064eda3" officeooo:paragraph-rsid="0064eda3" style:font-size-asian="10.5pt" style:font-weight-asian="normal" style:font-size-complex="12pt" style:font-weight-complex="normal"/>
    </style:style>
    <style:style style:name="P80" style:family="paragraph" style:parent-style-name="Preformatted_20_Text">
      <style:paragraph-properties fo:margin-left="0.4925in" fo:margin-right="0in" fo:margin-top="0.0598in" fo:margin-bottom="0in" loext:contextual-spacing="false" fo:text-align="justify" style:justify-single-word="false" fo:text-indent="0in" style:auto-text-indent="false" style:writing-mode="page"/>
      <style:text-properties fo:color="#808000" style:font-name="DejaVu Sans Mono" fo:font-size="9pt" fo:font-weight="normal" officeooo:rsid="00704327" officeooo:paragraph-rsid="00704327" style:font-size-asian="10.5pt" style:font-weight-asian="normal" style:font-size-complex="12pt" style:font-weight-complex="normal"/>
    </style:style>
    <style:style style:name="P81" style:family="paragraph" style:parent-style-name="Preformatted_20_Text">
      <loext:graphic-properties draw:fill="solid" draw:fill-color="#ffffff" draw:opacity="100%"/>
      <style:paragraph-properties fo:margin-left="0.4925in" fo:margin-right="0in" fo:margin-top="0in" fo:margin-bottom="0.1965in" loext:contextual-spacing="false" fo:text-indent="0in" style:auto-text-indent="false" fo:background-color="#ffffff"/>
      <style:text-properties style:font-name="DejaVu Sans Mono" fo:font-size="9pt"/>
    </style:style>
    <style:style style:name="P82"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000000"/>
    </style:style>
    <style:style style:name="P83" style:family="paragraph" style:parent-style-name="Preformatted_20_Text">
      <loext:graphic-properties draw:fill="solid" draw:fill-color="#ffffff" draw:opacity="100%"/>
      <style:paragraph-properties fo:margin-left="0.4925in" fo:margin-right="0in" fo:margin-top="0in" fo:margin-bottom="0.0598in" loext:contextual-spacing="false" fo:text-indent="0in" style:auto-text-indent="false" fo:background-color="#ffffff" style:writing-mode="page"/>
      <style:text-properties style:font-name="DejaVu Sans Mono" fo:font-size="9pt"/>
    </style:style>
    <style:style style:name="T1" style:family="text">
      <style:text-properties officeooo:rsid="000ae332"/>
    </style:style>
    <style:style style:name="T2" style:family="text">
      <style:text-properties officeooo:rsid="000ca04d"/>
    </style:style>
    <style:style style:name="T3" style:family="text">
      <style:text-properties officeooo:rsid="000ddb4c"/>
    </style:style>
    <style:style style:name="T4" style:family="text">
      <style:text-properties officeooo:rsid="000fac66"/>
    </style:style>
    <style:style style:name="T5" style:family="text">
      <style:text-properties officeooo:rsid="00166ebf"/>
    </style:style>
    <style:style style:name="T6" style:family="text">
      <style:text-properties officeooo:rsid="001a67c0"/>
    </style:style>
    <style:style style:name="T7" style:family="text">
      <style:text-properties officeooo:rsid="001bee68"/>
    </style:style>
    <style:style style:name="T8" style:family="text">
      <style:text-properties officeooo:rsid="001e0b5c"/>
    </style:style>
    <style:style style:name="T9" style:family="text">
      <style:text-properties officeooo:rsid="00214f65"/>
    </style:style>
    <style:style style:name="T10" style:family="text">
      <style:text-properties officeooo:rsid="0026c4bc"/>
    </style:style>
    <style:style style:name="T11" style:family="text">
      <style:text-properties officeooo:rsid="002833a7"/>
    </style:style>
    <style:style style:name="T12" style:family="text">
      <style:text-properties officeooo:rsid="002df9e4"/>
    </style:style>
    <style:style style:name="T13" style:family="text">
      <style:text-properties officeooo:rsid="0030cf24"/>
    </style:style>
    <style:style style:name="T14" style:family="text">
      <style:text-properties officeooo:rsid="0034021b"/>
    </style:style>
    <style:style style:name="T15" style:family="text">
      <style:text-properties officeooo:rsid="0035d3cf"/>
    </style:style>
    <style:style style:name="T16" style:family="text">
      <style:text-properties officeooo:rsid="003720e8"/>
    </style:style>
    <style:style style:name="T17" style:family="text">
      <style:text-properties officeooo:rsid="00383c37"/>
    </style:style>
    <style:style style:name="T18" style:family="text">
      <style:text-properties officeooo:rsid="003dce1a"/>
    </style:style>
    <style:style style:name="T19" style:family="text">
      <style:text-properties officeooo:rsid="003f6725"/>
    </style:style>
    <style:style style:name="T20" style:family="text">
      <style:text-properties officeooo:rsid="0042e387"/>
    </style:style>
    <style:style style:name="T21" style:family="text">
      <style:text-properties officeooo:rsid="00441d7a"/>
    </style:style>
    <style:style style:name="T22" style:family="text">
      <style:text-properties style:font-name="DejaVu Sans Mono" fo:font-size="9pt"/>
    </style:style>
    <style:style style:name="T23" style:family="text">
      <style:text-properties style:font-name="DejaVu Sans Mono" fo:font-size="9pt" fo:font-style="italic"/>
    </style:style>
    <style:style style:name="T24" style:family="text">
      <style:text-properties fo:color="#000080"/>
    </style:style>
    <style:style style:name="T25" style:family="text">
      <style:text-properties fo:color="#000080" style:font-name="DejaVu Sans Mono" fo:font-size="9pt" fo:font-weight="bold"/>
    </style:style>
    <style:style style:name="T26" style:family="text">
      <style:text-properties fo:color="#000080" fo:font-weight="bold"/>
    </style:style>
    <style:style style:name="T27" style:family="text">
      <style:text-properties fo:font-style="italic"/>
    </style:style>
    <style:style style:name="T28" style:family="text">
      <style:text-properties fo:color="#0000ff" style:font-name="DejaVu Sans Mono" fo:font-size="9pt"/>
    </style:style>
    <style:style style:name="T29" style:family="text">
      <style:text-properties fo:color="#0000ff" style:font-name="DejaVu Sans Mono" fo:font-size="9pt" fo:font-weight="bold"/>
    </style:style>
    <style:style style:name="T30" style:family="text">
      <style:text-properties fo:color="#008000"/>
    </style:style>
    <style:style style:name="T31" style:family="text">
      <style:text-properties fo:color="#008000" style:font-name="DejaVu Sans Mono" fo:font-size="9pt" fo:font-weight="bold"/>
    </style:style>
    <style:style style:name="T32" style:family="text">
      <style:text-properties fo:color="#008000" fo:font-weight="bold"/>
    </style:style>
    <style:style style:name="T33" style:family="text">
      <style:text-properties fo:color="#660e7a" style:font-name="DejaVu Sans Mono" fo:font-size="9pt" fo:font-style="italic" fo:font-weight="bold"/>
    </style:style>
    <style:style style:name="T34" style:family="text">
      <style:text-properties fo:color="#660e7a" style:font-name="DejaVu Sans Mono" fo:font-size="9pt" fo:font-weight="bold"/>
    </style:style>
    <style:style style:name="T35" style:family="text">
      <style:text-properties fo:color="#660e7a" fo:font-style="italic"/>
    </style:style>
    <style:style style:name="T36" style:family="text">
      <style:text-properties fo:color="#660e7a" fo:font-style="italic" fo:font-weight="bold"/>
    </style:style>
    <style:style style:name="T37" style:family="text">
      <style:text-properties fo:color="#660e7a" fo:font-weight="bold"/>
    </style:style>
    <style:style style:name="T38" style:family="text">
      <style:text-properties fo:color="#000000"/>
    </style:style>
    <style:style style:name="T39" style:family="text">
      <style:text-properties fo:color="#000000" style:font-name="DejaVu Sans Mono" fo:font-size="9pt"/>
    </style:style>
    <style:style style:name="T40" style:family="text">
      <style:text-properties officeooo:rsid="004a915a"/>
    </style:style>
    <style:style style:name="T41" style:family="text">
      <style:text-properties officeooo:rsid="004f322d"/>
    </style:style>
    <style:style style:name="T42" style:family="text">
      <style:text-properties officeooo:rsid="00535237"/>
    </style:style>
    <style:style style:name="T43" style:family="text">
      <style:text-properties officeooo:rsid="005c82a6"/>
    </style:style>
    <style:style style:name="T44" style:family="text">
      <style:text-properties officeooo:rsid="00600e34"/>
    </style:style>
    <style:style style:name="T45" style:family="text">
      <style:text-properties officeooo:rsid="0063e76f"/>
    </style:style>
    <style:style style:name="T46" style:family="text">
      <style:text-properties officeooo:rsid="006505c4"/>
    </style:style>
    <style:style style:name="T47" style:family="text">
      <style:text-properties officeooo:rsid="0066dd87"/>
    </style:style>
    <style:style style:name="T48" style:family="text">
      <style:text-properties fo:color="#808000"/>
    </style:style>
    <style:style style:name="T49" style:family="text">
      <style:text-properties fo:color="#808000" style:font-name="DejaVu Sans Mono" fo:font-size="9pt"/>
    </style:style>
    <style:style style:name="T50" style:family="text">
      <style:text-properties officeooo:rsid="006f0949"/>
    </style:style>
    <style:style style:name="T51" style:family="text">
      <style:text-properties officeooo:rsid="0072c6c6"/>
    </style:style>
    <style:style style:name="T52" style:family="text">
      <style:text-properties officeooo:rsid="007563aa"/>
    </style:style>
    <style:style style:name="T53" style:family="text">
      <style:text-properties officeooo:rsid="00780ee0"/>
    </style:style>
    <style:style style:name="T54" style:family="text">
      <style:text-properties fo:color="#808080" style:font-name="DejaVu Math TeX Gyre" fo:font-size="9pt" fo:font-style="italic"/>
    </style:style>
    <style:style style:name="T55" style:family="text">
      <style:text-properties fo:color="#808080" style:font-name="DejaVu Sans Mono" fo:font-size="9pt"/>
    </style:style>
    <style:style style:name="T56" style:family="text">
      <style:text-properties fo:color="#808080" style:font-name="DejaVu Sans Mono" fo:font-size="9pt" fo:font-style="italic"/>
    </style:style>
    <style:style style:name="T57" style:family="text">
      <style:text-properties officeooo:rsid="007f24cf"/>
    </style:style>
    <style:style style:name="T58" style:family="text">
      <style:text-properties officeooo:rsid="00836f59"/>
    </style:style>
    <style:style style:name="T59" style:family="text">
      <style:text-properties officeooo:rsid="0084b257"/>
    </style:style>
    <style:style style:name="T60" style:family="text">
      <style:text-properties officeooo:rsid="0086dfe4"/>
    </style:style>
    <style:style style:name="T61" style:family="text">
      <style:text-properties officeooo:rsid="008c8aab"/>
    </style:style>
    <style:style style:name="T62" style:family="text">
      <style:text-properties officeooo:rsid="008dcb85"/>
    </style:style>
    <style:style style:name="T63" style:family="text">
      <style:text-properties officeooo:rsid="008fe8ee"/>
    </style:style>
    <style:style style:name="T64" style:family="text">
      <style:text-properties officeooo:rsid="009129f8"/>
    </style:style>
    <style:style style:name="T65" style:family="text">
      <style:text-properties officeooo:rsid="0092fcc7"/>
    </style:style>
    <style:style style:name="T66" style:family="text">
      <style:text-properties officeooo:rsid="0098567d"/>
    </style:style>
    <style:style style:name="T67" style:family="text">
      <style:text-properties officeooo:rsid="009be97b"/>
    </style:style>
    <style:style style:name="T68" style:family="text">
      <style:text-properties officeooo:rsid="009d9a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ervices</text:p>
      <text:p text:style-name="P1">Service là một trong 4 dạng component cơ bản của Android. Service thường dùng để xử lý một tác vụ trong background, mà không cần đến giao diện. <text:span text:style-name="T1">Ví dụ như service có thể dùng để xử lý các tác vụ mạng, chơi nhạc, xử lý đọc ghi dữ liệu, giao tiếp với content provider,…</text:span></text:p>
      <text:p text:style-name="P3">Có 3 loại service: </text:p>
      <text:list xml:id="list1525064971903194133" text:style-name="L1">
        <text:list-item>
          <text:p text:style-name="P25"><text:span text:style-name="T2">Scheduled Service:</text:span> được tạo với JobScheduler (min SDK 21 - Lollipop 5.0), dùng trong các trường hợp với <text:span text:style-name="T2">cần lập kế hoạch service theo </text:span>điều kiện mạng hoặc thời gian. <text:span text:style-name="T2">Có thể thay bằng FirebaseJobDispatcher với SDK nhỏ hơn 21.</text:span></text:p>
        </text:list-item>
        <text:list-item>
          <text:p text:style-name="P26">Started Service: được tạo khi được gọi startService với Intent. <text:span text:style-name="T3">Service dạng này không phụ thuộc vào component khởi tạo service đó, tức service vẫn sẽ tiếp tục chạy trong background kể cả khi component tạo nó bị hủy. </text:span></text:p>
        </text:list-item>
        <text:list-item>
          <text:p text:style-name="P27">Bound Service: service dạng này bị trói buộc với component tạo ra nó <text:span text:style-name="T4">thông qua hàm bindService. Đây là dạng client-server cho phép gửi yêu cầu, nhận dữ liệu ngay cả thông qua các process khác nhau (IPC). Khác với started service, service này chỉ chạy khi các component liên kết với nó vẫn còn chạy. Nhiều component có thể bind với service cùng một lúc, và service chỉ bị hủy khi tất cả component này unbind service đó.</text:span></text:p>
        </text:list-item>
      </text:list>
      <text:p text:style-name="P4">Thực tế một service có thể vừa là started service vừa là bound service (được gọi cả hai hàm startService và bindService).</text:p>
      <text:p text:style-name="P16">Khai báo service trong Manifest</text:p>
      <text:p text:style-name="P5">Các service cần phải được khai báo trong file manifest. <text:span text:style-name="T5">Tương tự như activity, ta khai báo service với tag &lt;service&gt; trong tag &lt;application&gt;. Với tag này, ta bắt buộc phải khai báo thuộc tính name tức tên package của service tương ứng. Ta thường phải khai báo thêm thuộc tính exported, giá trị false tương ứng với service chỉ được sử dụng trong ứng dụng của ta và ngược lại.</text:span></text:p>
      <text:p text:style-name="P23"><text:span text:style-name="T22">&lt;</text:span><text:span text:style-name="T25">service</text:span><text:span text:style-name="T24"> <text:s text:c="3"/></text:span><text:span text:style-name="T34">android</text:span><text:span text:style-name="T29">:name=</text:span><text:span text:style-name="T31">".ServiceAndThreadDemos.IntentService.ResultReceiver.IntentServiceWithResultReceiver"</text:span></text:p>
      <text:p text:style-name="P24"><text:span text:style-name="T30"><text:s text:c="4"/></text:span><text:span text:style-name="T34">android</text:span><text:span text:style-name="T29">:exported=</text:span><text:span text:style-name="T31">"false" </text:span><text:span text:style-name="T39">/&gt;</text:span></text:p>
      <text:p text:style-name="P6">Ngoài ra, nên khai báo thuộc tính description trong tag service. Thuộc tính này chính là đoạn mô tả về service đang <text:span text:style-name="T6">chạy </text:span>trong settings của máy. </text:p>
      <text:p text:style-name="P16">Khởi tạo service</text:p>
      <text:p text:style-name="P2">Để <text:span text:style-name="T7">tạo một service, ta cần phải kế thừa lại Service hoặc lớp con của nó. Trong đó, ta sẽ cần phải override một số hàm về lifecycle và binding như:</text:span></text:p>
      <text:list xml:id="list4090727857925595296" text:style-name="L2">
        <text:list-item>
          <text:p text:style-name="P28">onStartCommand: <text:span text:style-name="T8">hàm này được gọi khi có một component gọi startService. Trong hàm này, ta sẽ nhận được intent khi gọi startService, ta có thể truyền dữ liệu bằng cách này. Với trường hợp started service, ta cần phải gọi stopSelf (trong service) hoặc stopService (trong component gọi nó) để dừng service được tạo, nếu không service sẽ không bao giờ dừng. Trong trường hợp bound service, ta không cần override hàm này.</text:span></text:p>
        </text:list-item>
        <text:list-item>
          <text:p text:style-name="P28">OnBind: <text:span text:style-name="T9">hàm này bắt buộc phải override khi thực hiện service. Hàm được khi có component gọi bindService để liên kết với service. Trong trường hợp muốn cung cấp cơ chế bind cho service, thì ta trả về một IBinder (xem phần Bound Service). Nếu không muốn cho phép bind service này, ta chỉ cần trả về null.</text:span></text:p>
        </text:list-item>
        <text:list-item>
          <text:p text:style-name="P28">OnCreate: <text:span text:style-name="T10">tương tự activity, được gọi khi tạo service, gọi trước onStartCommnad và onBind.</text:span></text:p>
        </text:list-item>
        <text:list-item>
          <text:p text:style-name="P28">OnDestroy: <text:span text:style-name="T11">tương tự activity. Ta thường sẽ thu hồi các tài nguyên ví dụ như thread.</text:span></text:p>
        </text:list-item>
      </text:list>
      <text:p text:style-name="P15">Các lưu ý đối với Service:</text:p>
      <text:list xml:id="list7084624741064714366" text:style-name="L3">
        <text:list-item>
          <text:p text:style-name="P29"><text:soft-page-break/>Nếu component tạo bằng startService, service sẽ chạy đến khi stopSelf hoặc stopService được gọi.</text:p>
          <text:p text:style-name="P30">Nếu component tạo service bằng bindService, onStartCommand sẽ không được gọi (vì hàm này chỉ được gọi với startService). <text:span text:style-name="T12">Service sẽ chạy cho đến khi các nó được unbind bởi tất cả component.</text:span></text:p>
        </text:list-item>
        <text:list-item>
          <text:p text:style-name="P31">Nếu service đang chạy, ta gọi tiếp startService, hệ thống sẽ không tạo ra service mới (onCreate không được gọi), mà chỉ có onStartCommand được gọi.</text:p>
        </text:list-item>
        <text:list-item>
          <text:p text:style-name="P32">Một service vừa là started service vừa là bound service (được gọi startService để tạo sau đó được bind bằng bindService) thì chỉ bị hủy khi tất cả component bind với chúng bị hủy và stopSelf hoặc stopService được gọi.</text:p>
        </text:list-item>
        <text:list-item>
          <text:p text:style-name="P33">Service chỉ bị hủy khi memory rất thấp. <text:span text:style-name="T13">Thứ tự ưu tiên bị kill sẽ là: started service → bound service (khi component bind với chúng vẫn còn chạy) → <text:s/>foreground service (hiện trên notification). Service chạy càng lâu thì càng dễ bị kill. </text:span></text:p>
        </text:list-item>
        <text:list-item>
          <text:p text:style-name="P34">Một service được tạo <text:span text:style-name="T14">mặc định </text:span>sẽ chạy trong cùng process và chạy trong main thread (UI thread) của ứng dụng. <text:span text:style-name="T14">Hay nói cách khác, nếu service thực thi các thao tác nặng chiếm nhiều tài nguyên thì có thể block UI thread (ANR). Một cách để giải quyết là tạo thread mới service, hoặc kế thừa IntentService (thay vì Service).</text:span></text:p>
        </text:list-item>
      </text:list>
      <text:p text:style-name="P17">IntentSer<text:span text:style-name="T15">vice</text:span></text:p>
      <text:p text:style-name="P7">Thì cơ bản IntentService cũng là lớp con kế thừa từ lớp Service. <text:span text:style-name="T16">Khác với Service, IntentService xử lý các tác vụ trong một worker thread. Các điểm cần lưu ý đối với IntentService:</text:span></text:p>
      <text:list xml:id="list9054830564444756205" text:style-name="L4">
        <text:list-item>
          <text:p text:style-name="P35">IntentService <text:span text:style-name="T17">xử lý trong một worker thread nên sẽ không block UI thread, nhưng chỉ có một worker thread nên các tác vụ sẽ xử lý lần lượt (synchronous). Nếu muốn xử lý song song cùng lúc, cần kế thừa service và dùng ThreadPoolExecutor.</text:span></text:p>
        </text:list-item>
        <text:list-item>
          <text:p text:style-name="P36">Ta bắt buộc phải override lại onHandleIntent, hàm này phụ trách xử lý các tác vụ của service.</text:p>
        </text:list-item>
        <text:list-item>
          <text:p text:style-name="P37">IntentService sẽ tự hủy khi nó hoàn thành các tác vụ trong onHandleIntent, ta không cần gọi stopSelf.</text:p>
        </text:list-item>
        <text:list-item>
          <text:p text:style-name="P37">Inte<text:span text:style-name="T18">ntService tự implement onBind return null. Ta không cần phải override onBind như kế thừa Service, trừ khi ta cần cho phép bind.</text:span></text:p>
        </text:list-item>
        <text:list-item>
          <text:p text:style-name="P37">IntentService <text:span text:style-name="T19">tự implement onStartCommand, gửi các intent vào hàng đợi rồi chuyển cho onHandleIntent để xử lý.</text:span></text:p>
        </text:list-item>
      </text:list>
      <text:p text:style-name="P8">Cơ bản, ta thường sử dụng IntentService trong hầu hết trường hợp. Ta chỉ cần kế thừa Service trong trường hợp cần xử lý nhiều tác vụ song song <text:span text:style-name="T20">(multi-threading).</text:span></text:p>
      <text:p text:style-name="P18">Kế thừa class Services <text:span text:style-name="T45">(Custom service)</text:span></text:p>
      <text:p text:style-name="P11">Trong trường hợp ta cần xử lý multi-threading, <text:span text:style-name="T40">ta cần phải kế thừa trực tiếp từ class Service. Thì hàm tối quan trọng cần override trong Service là onStartCommand, hàm này xử lý các tác vụ cần thực hiện của Service (giống onHandleIntent trong IntentService), và một yếu tố quan trọng nữa là kết quả trả về của hàm này. Có ba giá trị có thể trả về của hàm này, nó sẽ quyết định của hệ thống nếu service đột ngột bị kill:</text:span></text:p>
      <text:list xml:id="list5667747838713828377" text:style-name="L5">
        <text:list-item>
          <text:p text:style-name="P38">START_NOT_STICKY: <text:span text:style-name="T41">nếu service bị kill, service sẽ không được tự tạo lại. Ta dùng lựa chọn này khi service không quá quan trọng và có thể tự phục hồi khi tạo mới.</text:span></text:p>
        </text:list-item>
        <text:list-item>
          <text:p text:style-name="P39">START_STICKY: ngược lại, service bị kill trong trường hợp này sẽ được tạo lại và gọi onStartCommand <text:span text:style-name="T42">nhưng intent gửi vào sẽ là null.</text:span></text:p>
        </text:list-item>
        <text:list-item>
          <text:p text:style-name="P40">START_REDELIVER_INTENT: như START_NOT_STICKY nhưng intent gửi vào là intent cuối cùng được gửi trước khi bị kill. </text:p>
        </text:list-item>
      </text:list>
      <text:p text:style-name="P12">IntentService có thể được thực hiện lại với việc kế thừa Service và một HandlerThread xử lý bên trong.</text:p>
      <text:p text:style-name="P16"><text:soft-page-break/>Foreground Service</text:p>
      <text:p text:style-name="P9">Foreground service là dạng service mà người dùng biết là đang chạy (xuất hiện trên notification). Loại service thường hiếm khi bị kill. <text:span text:style-name="T21">Service này xuất hiện trên thanh notification và không thể bị bỏ trừ khi service bị kill hoặc không còn là foreground). Một ví dụ điển hình là trình nghe nhạc. Cách thực hiện khá đơn giản, trong service tương ứng cần chuyển thành foreground, ta gọi hàm startForeground với Notification tương ứng là được.</text:span></text:p>
      <text:p text:style-name="P21"><text:span text:style-name="T22">Intent notificationIntent = </text:span><text:span text:style-name="T25">new </text:span><text:span text:style-name="T22">Intent(</text:span><text:span text:style-name="T25">this</text:span><text:span text:style-name="T22">, CustomServiceDemoActivity.</text:span><text:span text:style-name="T25">class</text:span><text:span text:style-name="T22">);</text:span></text:p>
      <text:p text:style-name="P20"><text:span text:style-name="T22">PendingIntent pendingIntent = PendingIntent.</text:span><text:span text:style-name="T23">getActivity</text:span><text:span text:style-name="T22">(</text:span><text:span text:style-name="T25">this</text:span><text:span text:style-name="T22">, </text:span><text:span text:style-name="T28">0</text:span><text:span text:style-name="T22">, notificationIntent, </text:span><text:span text:style-name="T28">0</text:span><text:span text:style-name="T22">);</text:span></text:p>
      <text:p text:style-name="P20"><text:span text:style-name="T22">Notification notification = </text:span><text:span text:style-name="T25">new </text:span><text:span text:style-name="T22">Notification.Builder(</text:span><text:span text:style-name="T25">this</text:span><text:span text:style-name="T22">).build();</text:span></text:p>
      <text:p text:style-name="P22"><text:span text:style-name="T22">startForeground(</text:span><text:span text:style-name="T33">ONGOING_NOTIFICATION_ID</text:span><text:span text:style-name="T22">, notification);</text:span></text:p>
      <text:p text:style-name="P10">Tương tự khi muốn gỡ khỏi foreground, ta gọi stopForeground với tham số true nếu muốn gỡ cả notification.</text:p>
      <text:p text:style-name="P16">Bound Service</text:p>
      <text:p text:style-name="P48">Bound Service là một dạng service cho các component khác bind với chúng (tạm dịch là liên kết / trói buộc) <text:span text:style-name="T61">và giao tiếp trực tiếp với chúng. Nó sẽ ở dạng server client với server là service đó và client là cái bind với nó.</text:span></text:p>
      <text:p text:style-name="P49"><text:span text:style-name="T62">Service sẽ cung cấp cơ chế bind thông qua việc trả về đối tượng IBinder trong onBind (trả về null tức là không cho phép bind). Một điểm đáng lưu ý là có thể có nhiều client bind với 1 service, nhưng onBind sẽ chỉ được gọi duy nhất một lần (đối tượng IBinder trả về sẽ được hệ thống tự cache).</text:span></text:p>
      <text:p text:style-name="P50">Client sẽ bind với service thông qua hàm bindService. <text:span text:style-name="T63">Một tham số quan trọng trong đó ServiceConnection để xử lý việc bind thành công hay không.</text:span></text:p>
      <text:p text:style-name="P50">Đối <text:span text:style-name="T64">tượng IBinder trả về có thể được thực hiện thông qua 3 cách:</text:span></text:p>
      <text:p text:style-name="P44">Kế thừa class Binder</text:p>
      <text:p text:style-name="P51"><text:span text:style-name="T65">Trong service tương ứng, ta kế thừa class Binder và trả instance của nó về trong onBind. Cách này chỉ sử dụng được khi service chỉ được truy xuất trong ứng dụng của chúng và service phải chạy cùng process với client bind với chúng. Documentation khuyến nghị nên sử dụng phương pháp này trừ khi service cần bind nằm ở ứng dụng khác hoặc process khác với các client.</text:span></text:p>
      <text:p text:style-name="P44">Sử dụng Messenger</text:p>
      <text:p text:style-name="P52">Đây <text:span text:style-name="T67">là phương pháp đơn giản nhất để giao tiếp giữa các process (IPC - Interprocess Communication).</text:span></text:p>
      <text:p text:style-name="P52"><text:span text:style-name="T66">Trong service cần bind, ta tạo một Handler để xử lý các message gửi đến nó. Trong client, ta gửi các message <text:s/>thông qua Messenger (có được với Ibinder) đến service được bind. Client cũng có thể khai báo một Messenger trong replyTo của message để xử lý các kết quả trả về. Các yêu cầu được đẩy vào hàng đợi trong một thread nên không cần xử lý các đề về xung đột.</text:span></text:p>
      <text:p text:style-name="P44">Sử dụng AIDL</text:p>
      <text:p text:style-name="P53">Android Interface Definition <text:span text:style-name="T68">Language (AIDL) dùng trong trường hợp cần xử lý nhiều yêu cầu cùng 1 lúc (Messenger là xử lý lần lượt). Documentation khuyến cáo không nên sử dụng phương pháp này vì service cần phải xử lý các vấn đề về thread (thread-safe) và multi-threading. (Em chưa demo cái này).</text:span></text:p>
      <text:p text:style-name="P53"/>
      <text:p text:style-name="P54">Cách thực hiện: xem “Bound Services Implementation.odt”</text:p>
      <text:p text:style-name="P16">Giao tiếp giữa Service và Activity</text:p>
      <text:p text:style-name="P43">Gửi dữ liệu từ Service sang Activity</text:p>
      <text:list xml:id="list8334530568280800093" text:style-name="L6">
        <text:list-item>
          <text:p text:style-name="P55">Dùng <text:span text:style-name="T47">ResultReceiver (đối với IntentService)</text:span></text:p>
        </text:list-item>
      </text:list>
      <text:p text:style-name="P59">Đây <text:span text:style-name="T53">là một phương pháp để gửi dữ liệu từ service sang activity tạo ra nó. Phương pháp này dùng callback interface (tương tự giống fragment). Ta cần tạo ra một </text:span><text:soft-page-break/><text:span text:style-name="T53">class trung gian kế thừa từ ResultReceiver để nhận kết quả, trong đó khai báo một callback interface, activity cần nhận dữ liệu sẽ implement callback trong interface này và nhận dữ liệu từ đó.</text:span></text:p>
      <text:p text:style-name="P64">Tạo một class trung gian kế thừa từ ResultReceiver</text:p>
      <text:p text:style-name="P75"><text:span text:style-name="T26">public class </text:span>MyResultReceiver <text:span text:style-name="T26">extends </text:span>ResultReceiver {</text:p>
      <text:p text:style-name="P69"><text:s text:c="4"/><text:span text:style-name="T25">private </text:span><text:span text:style-name="T22">Receiver </text:span><text:span text:style-name="T34">mReceiver</text:span><text:span text:style-name="T22">;</text:span></text:p>
      <text:p text:style-name="P69"><text:s text:c="4"/><text:span text:style-name="T25">public </text:span><text:span text:style-name="T22">MyResultReceiver(Handler handler) {</text:span></text:p>
      <text:p text:style-name="P69"><text:s text:c="8"/><text:span text:style-name="T25">super</text:span><text:span text:style-name="T22">(handler);</text:span></text:p>
      <text:p text:style-name="P69"><text:s text:c="4"/><text:span text:style-name="T22">}</text:span></text:p>
      <text:p text:style-name="P69"><text:s text:c="4"/><text:span text:style-name="T25">public void </text:span><text:span text:style-name="T22">setReceiver(Receiver receiver) {</text:span></text:p>
      <text:p text:style-name="P69"><text:s text:c="8"/><text:span text:style-name="T34">mReceiver </text:span><text:span text:style-name="T22">= receiver;</text:span></text:p>
      <text:p text:style-name="P69"><text:s text:c="4"/><text:span text:style-name="T22">}</text:span></text:p>
      <text:p text:style-name="P69"><text:s text:c="4"/><text:span text:style-name="T49">@Override</text:span></text:p>
      <text:p text:style-name="P69"><text:span text:style-name="T48"><text:s text:c="4"/></text:span><text:span text:style-name="T25">protected void </text:span><text:span text:style-name="T22">onReceiveResult(</text:span><text:span text:style-name="T25">int </text:span><text:span text:style-name="T22">resultCode, Bundle resultData) {</text:span></text:p>
      <text:p text:style-name="P69"><text:s text:c="8"/><text:span text:style-name="T25">super</text:span><text:span text:style-name="T22">.onReceiveResult(resultCode, resultData);</text:span></text:p>
      <text:p text:style-name="P69"><text:s text:c="8"/><text:span text:style-name="T34">mReceiver</text:span><text:span text:style-name="T22">.onReceivedResult(resultCode, resultData);</text:span></text:p>
      <text:p text:style-name="P69"><text:s text:c="4"/><text:span text:style-name="T22">}</text:span></text:p>
      <text:p text:style-name="P69"><text:s text:c="4"/><text:span text:style-name="T25">public interface </text:span><text:span text:style-name="T22">Receiver {</text:span></text:p>
      <text:p text:style-name="P69"><text:s text:c="8"/><text:span text:style-name="T25">void </text:span><text:span text:style-name="T22">onReceivedResult(</text:span><text:span text:style-name="T25">int </text:span><text:span text:style-name="T22">resultCode, Bundle resultData);</text:span></text:p>
      <text:p text:style-name="P69"><text:s text:c="4"/><text:span text:style-name="T22">}</text:span></text:p>
      <text:p text:style-name="P77">}</text:p>
      <text:p text:style-name="P64">Khởi tạo class này trong activity cần chứa dữ liệu</text:p>
      <text:p text:style-name="P73"><text:span text:style-name="T37">mResultReceiver </text:span>= <text:span text:style-name="T26">new </text:span>MyResultReceiver(<text:span text:style-name="T26">new </text:span>Handler());</text:p>
      <text:p text:style-name="P67"><text:span text:style-name="T37">mResultReceiver</text:span>.setReceiver(<text:span text:style-name="T26">new </text:span>MyResultReceiver.Receiver() {</text:p>
      <text:p text:style-name="P69"><text:s text:c="4"/><text:span text:style-name="T49">@Override</text:span></text:p>
      <text:p text:style-name="P69"><text:span text:style-name="T48"><text:s text:c="4"/></text:span><text:span text:style-name="T25">public void </text:span><text:span text:style-name="T22">onReceivedResult(</text:span><text:span text:style-name="T25">int </text:span><text:span text:style-name="T22">resultCode, Bundle resultData) {</text:span></text:p>
      <text:p text:style-name="P69"><text:s text:c="8"/><text:span text:style-name="T25">if </text:span><text:span text:style-name="T22">(resultCode == Activity.</text:span><text:span text:style-name="T33">RESULT_OK</text:span><text:span text:style-name="T22">) {</text:span></text:p>
      <text:p text:style-name="P69"><text:s text:c="12"/><text:span text:style-name="T56">// x</text:span><text:span text:style-name="T54">ử</text:span><text:span text:style-name="T55"> </text:span><text:span text:style-name="T56">lý k</text:span><text:span text:style-name="T54">ế</text:span><text:span text:style-name="T56">t qu</text:span><text:span text:style-name="T54">ả</text:span><text:span text:style-name="T56"> ở đây</text:span></text:p>
      <text:p text:style-name="P69"><text:s text:c="8"/><text:span text:style-name="T22">}</text:span></text:p>
      <text:p text:style-name="P69"><text:s text:c="4"/><text:span text:style-name="T22">}</text:span></text:p>
      <text:p text:style-name="P77">});</text:p>
      <text:p text:style-name="P64">Và tạo service <text:span text:style-name="T58">với instance trên (nên service chỉ có thể gửi dữ liệu tới activity này)</text:span></text:p>
      <text:p text:style-name="P75">serviceIntent.setClass(<text:span text:style-name="T26">this</text:span>, IntentServiceWithResultReceiver.<text:span text:style-name="T26">class</text:span>);</text:p>
      <text:p text:style-name="P77">serviceIntent.putExtra(getString(R.string.<text:span text:style-name="T36">result_receiver</text:span>), <text:span text:style-name="T37">mResultReceiver</text:span>);</text:p>
      <text:p text:style-name="P64">Nhận instance trên trong service được tạo</text:p>
      <text:p text:style-name="P77"><text:span text:style-name="T37">mReceiver </text:span>= intent.getParcelableExtra(getString(R.string.<text:span text:style-name="T36">result_receiver</text:span>));</text:p>
      <text:p text:style-name="P64">Cuối cùng là gửi dữ liệu khi cần</text:p>
      <text:p text:style-name="P73">Bundle resultData = <text:span text:style-name="T26">new </text:span>Bundle();</text:p>
      <text:p text:style-name="P67">resultData.putInt(getString(R.string.<text:span text:style-name="T36">integer_type</text:span>), <text:span text:style-name="T37">mInteger</text:span>);</text:p>
      <text:p text:style-name="P78"><text:span text:style-name="T37">mReceiver</text:span><text:span text:style-name="T38">.send(Activity.</text:span><text:span text:style-name="T36">RESULT_OK</text:span><text:span text:style-name="T38">, resultData);</text:span></text:p>
      <text:list xml:id="list113819968193317" text:continue-numbering="true" text:style-name="L6">
        <text:list-item>
          <text:p text:style-name="P55">Dùng <text:bookmark-start text:name="__DdeLink__2_652254739"/><text:span text:style-name="T47">LocalBroadcastManger</text:span><text:bookmark-end text:name="__DdeLink__2_652254739"/></text:p>
        </text:list-item>
      </text:list>
      <text:p text:style-name="P60">Tương tự phần Fragment, ta có thể dùng <text:span text:style-name="T47">LocalBroadcastManger </text:span>(LBM) để gửi dữ liệu từ service sang activity. Với LBM thì thật ra dữ liệu có thể được nhận ở mọi component trong ứng dụng, chỉ cần bên nhận register LBM đúng với intent action của bên gửi.</text:p>
      <text:p text:style-name="P61">Với bên gửi (ở đây là Service)</text:p>
      <text:p text:style-name="P73">Intent broadcastIntent = <text:span text:style-name="T26">new </text:span>Intent(<text:span text:style-name="T36">INTENT_ACTION</text:span>);</text:p>
      <text:p text:style-name="P67">broadcastIntent.putExtra(getString(R.string.<text:span text:style-name="T36">integer_type</text:span>), <text:span text:style-name="T35">mInteger</text:span>);</text:p>
      <text:p text:style-name="P77">LocalBroadcastManager.<text:span text:style-name="T27">getInstance</text:span>(<text:span text:style-name="T26">this</text:span>).sendBroadcast(broadcastIntent);</text:p>
      <text:p text:style-name="P61">Với bên nhận (ở đây là activity)</text:p>
      <text:p text:style-name="P74"><text:span text:style-name="T37">mBroadcastReceiver </text:span>= <text:span text:style-name="T26">new </text:span>BroadcastReceiver() {</text:p>
      <text:p text:style-name="P68"><text:s text:c="4"/><text:span text:style-name="T49">@Override</text:span></text:p>
      <text:p text:style-name="P68"><text:span text:style-name="T48"><text:s text:c="4"/></text:span><text:span text:style-name="T25">public void </text:span><text:span text:style-name="T22">onReceive(Context context, Intent intent) {</text:span></text:p>
      <text:p text:style-name="P68"><text:s text:c="8"/><text:span text:style-name="T34">mInteger </text:span><text:span text:style-name="T22">= intent.getIntExtra(getString(R.string.</text:span><text:span text:style-name="T33">integer_type</text:span><text:span text:style-name="T22">), -</text:span><text:span text:style-name="T28">1</text:span><text:span text:style-name="T22">);</text:span></text:p>
      <text:p text:style-name="P68"><text:s text:c="8"/><text:span text:style-name="T34">mIntegerValueTextView</text:span><text:span text:style-name="T22">.setText(String.</text:span><text:span text:style-name="T23">valueOf</text:span><text:span text:style-name="T22">(</text:span><text:span text:style-name="T34">mInteger</text:span><text:span text:style-name="T22">));</text:span></text:p>
      <text:p text:style-name="P68"><text:s text:c="4"/><text:span text:style-name="T22">}</text:span></text:p>
      <text:p text:style-name="P74">};</text:p>
      <text:p text:style-name="P76"><text:soft-page-break/>@Override</text:p>
      <text:p text:style-name="P67"><text:span text:style-name="T26">protected void </text:span>onResume() {</text:p>
      <text:p text:style-name="P69"><text:s text:c="4"/><text:span text:style-name="T25">super</text:span><text:span text:style-name="T22">.onResume();</text:span></text:p>
      <text:p text:style-name="P69"><text:s text:c="4"/><text:span text:style-name="T22">LocalBroadcastManager.</text:span><text:span text:style-name="T23">getInstance</text:span><text:span text:style-name="T22">(</text:span><text:span text:style-name="T25">this</text:span><text:span text:style-name="T22">).registerReceiver(</text:span><text:span text:style-name="T34">mBroadcastReceiver</text:span><text:span text:style-name="T22">, </text:span><text:span text:style-name="T25">new </text:span><text:span text:style-name="T22">IntentFilter(IntentServiceWithBroadcastReceiver.</text:span><text:span text:style-name="T33">INTENT_ACTION</text:span><text:span text:style-name="T22">));</text:span></text:p>
      <text:p text:style-name="P67">}</text:p>
      <text:p text:style-name="P70">@Override</text:p>
      <text:p text:style-name="P67"><text:span text:style-name="T26">protected void </text:span>onPause() {</text:p>
      <text:p text:style-name="P69"><text:s text:c="4"/><text:span text:style-name="T25">super</text:span><text:span text:style-name="T22">.onPause();</text:span></text:p>
      <text:p text:style-name="P69"><text:s text:c="4"/><text:span text:style-name="T22">LocalBroadcastManager.</text:span><text:span text:style-name="T23">getInstance</text:span><text:span text:style-name="T22">(</text:span><text:span text:style-name="T25">this</text:span><text:span text:style-name="T22">).unregisterReceiver(</text:span><text:span text:style-name="T34">mBroadcastReceiver</text:span><text:span text:style-name="T22">);</text:span></text:p>
      <text:p text:style-name="P77">}</text:p>
      <text:list xml:id="list113819455839654" text:continue-numbering="true" text:style-name="L6">
        <text:list-item>
          <text:p text:style-name="P55">Dùng EventBus <text:span text:style-name="T50">(greenrobot)</text:span></text:p>
        </text:list-item>
      </text:list>
      <text:p text:style-name="P59">Đây <text:span text:style-name="T50">là thư viện mã nguồn mở của greenreboot, xây dựng dưới dạng publish/subscribe (đại khái là bên gửi bên nhận như LBM). </text:span></text:p>
      <text:p text:style-name="P62">Cách cài đặt khá đơn giản, đầu tiên là thêm dependency:</text:p>
      <text:p text:style-name="P79">compile <text:span text:style-name="T32">'org.greenrobot:eventbus:3.0.0'</text:span></text:p>
      <text:p text:style-name="P62">Tạo một class chứa các thông tin cần gửi. Với bên gửi (service), ta chỉ cần gửi một instance của class trên.</text:p>
      <text:p text:style-name="P72">EventBus.<text:span text:style-name="T27">getDefault</text:span>().post(<text:span text:style-name="T26">new </text:span>EventBusMessage(<text:span text:style-name="T35">mInteger</text:span>));</text:p>
      <text:p text:style-name="P62">Ở bên nhận (activity), ta đăng ký nhận Event và override hàm nhận tương ứng</text:p>
      <text:p text:style-name="P80">@Override</text:p>
      <text:p text:style-name="P67"><text:span text:style-name="T26">protected void </text:span>onResume() {</text:p>
      <text:p text:style-name="P69"><text:s text:c="4"/><text:span text:style-name="T25">super</text:span><text:span text:style-name="T22">.onResume();</text:span></text:p>
      <text:p text:style-name="P69"><text:s text:c="4"/><text:span text:style-name="T22">LocalBroadcastManager.</text:span><text:span text:style-name="T23">getInstance</text:span><text:span text:style-name="T22">(</text:span><text:span text:style-name="T25">this</text:span><text:span text:style-name="T22">).registerReceiver(</text:span><text:span text:style-name="T34">mBroadcastReceiver</text:span><text:span text:style-name="T22">, </text:span><text:span text:style-name="T25">new </text:span><text:span text:style-name="T22">IntentFilter(IntentServiceWithBroadcastReceiver.</text:span><text:span text:style-name="T33">INTENT_ACTION</text:span><text:span text:style-name="T22">));</text:span></text:p>
      <text:p text:style-name="P69"><text:s text:c="4"/><text:span text:style-name="T22">EventBus.</text:span><text:span text:style-name="T23">getDefault</text:span><text:span text:style-name="T22">().register(</text:span><text:span text:style-name="T25">this</text:span><text:span text:style-name="T22">);</text:span></text:p>
      <text:p text:style-name="P67">}</text:p>
      <text:p text:style-name="P70">@Override</text:p>
      <text:p text:style-name="P67"><text:span text:style-name="T26">protected void </text:span>onPause() {</text:p>
      <text:p text:style-name="P69"><text:s text:c="4"/><text:span text:style-name="T25">super</text:span><text:span text:style-name="T22">.onPause();</text:span></text:p>
      <text:p text:style-name="P69"><text:s text:c="4"/><text:span text:style-name="T22">LocalBroadcastManager.</text:span><text:span text:style-name="T23">getInstance</text:span><text:span text:style-name="T22">(</text:span><text:span text:style-name="T25">this</text:span><text:span text:style-name="T22">).unregisterReceiver(</text:span><text:span text:style-name="T34">mBroadcastReceiver</text:span><text:span text:style-name="T22">);</text:span></text:p>
      <text:p text:style-name="P69"><text:s text:c="4"/><text:span text:style-name="T22">EventBus.</text:span><text:span text:style-name="T23">getDefault</text:span><text:span text:style-name="T22">().unregister(</text:span><text:span text:style-name="T25">this</text:span><text:span text:style-name="T22">);</text:span></text:p>
      <text:p text:style-name="P67">}</text:p>
      <text:p text:style-name="P67"><text:span text:style-name="T48">@Subscribe </text:span>(threadMode = ThreadMode.<text:span text:style-name="T36">MAIN</text:span>)</text:p>
      <text:p text:style-name="P67"><text:span text:style-name="T26">public void </text:span>onMessage(EventBusMessage event) {</text:p>
      <text:p text:style-name="P69"><text:s text:c="4"/><text:span text:style-name="T34">mInteger </text:span><text:span text:style-name="T22">= event.getInteger();</text:span></text:p>
      <text:p text:style-name="P69"><text:s text:c="4"/><text:span text:style-name="T34">mIntegerValueTextView</text:span><text:span text:style-name="T22">.setText(String.</text:span><text:span text:style-name="T23">valueOf</text:span><text:span text:style-name="T22">(</text:span><text:span text:style-name="T34">mInteger</text:span><text:span text:style-name="T22">));</text:span></text:p>
      <text:p text:style-name="P72">}</text:p>
      <text:list xml:id="list113819065456090" text:continue-numbering="true" text:style-name="L6">
        <text:list-item>
          <text:p text:style-name="P55"><text:bookmark-start text:name="__DdeLink__428_1685584866"/>Dùng <text:span text:style-name="T51">RxAndroid</text:span><text:bookmark-end text:name="__DdeLink__428_1685584866"/></text:p>
        </text:list-item>
      </text:list>
      <text:p text:style-name="P63">Tương tự EventBus, RxAndroid (Reactive Extensions for Android) <text:span text:style-name="T52">liên kết với RxJava. Module này khá phức tạp, trao đổi dữ liệu chỉ là một phần của nó. Trong source code em chỉ demo khả năng này.</text:span></text:p>
      <text:p text:style-name="P79">compile <text:span text:style-name="T32">'io.reactivex.rxjava2:rxandroid:2.0.1'</text:span></text:p>
      <text:p text:style-name="P81"><text:span text:style-name="T38">compile </text:span><text:span text:style-name="T32">'io.reactivex.rxjava2:rxjava:2.1.0'</text:span></text:p>
      <text:list xml:id="list113818964290093" text:continue-numbering="true" text:style-name="L6">
        <text:list-item>
          <text:p text:style-name="P56">So sánh giữa các phương pháp</text:p>
          <text:p text:style-name="P57">ResultReceiver chỉ có thể giao tiếp với activity tạo ra nó vì nó phụ thuộc vào ResultReceiver mà activity cha gửi cho nó. <text:span text:style-name="T59">Nếu muốn gửi dữ liệu cho các component không tạo ra nó, ta bắt buộc phải sử dụng 3 phương pháp còn lại. Trong đó, RxAndroid có cách thực hiện phức tạp nhất và EventBus sẽ là ngắn gọn và đơn giản nhất; và cả hai phương pháp này đều là thư viện ngoài.</text:span></text:p>
          <text:p text:style-name="P58">Ngoài ra, các phương pháp này đều không thể truyền dữ liệu qua process khác (IPC). Để <text:span text:style-name="T60">làm được điều này, ta cần phải sử dụng các phương pháp khác như BroadcastReceiver (tương tự LBM) hoặc Bound Service (với Messenger).</text:span></text:p>
        </text:list-item>
      </text:list>
      <text:p text:style-name="P42"><text:soft-page-break/>Gửi dữ liệu từ Activity sang Service</text:p>
      <text:list xml:id="list1098010593613750847" text:style-name="L7">
        <text:list-item>
          <text:p text:style-name="P45">Dùng <text:span text:style-name="T46">bound service</text:span></text:p>
        </text:list-item>
        <text:list-item>
          <text:p text:style-name="P46">Gửi dữ liệu qua startService (nhận trong onStartCommand)</text:p>
          <text:p text:style-name="P47">Khi tạo service bằng startService, ta có thể thêm dữ liệu vào intent trước khi gửi. Trong service được tạo, intent sẽ được gửi đến trong onStartCommand, ta chỉ cần lấy lại dữ liệu ra để sử dụng.</text:p>
          <text:p text:style-name="P47">Trong activity:</text:p>
          <text:p text:style-name="P66">serviceIntent.setClass(<text:span text:style-name="T26">this</text:span>, IntentServiceWithResultReceiver.<text:span text:style-name="T26">class</text:span>);</text:p>
        </text:list-item>
      </text:list>
      <text:p text:style-name="P71"><text:span text:style-name="T39">serviceIntent.putExtra(getString(R.string.</text:span><text:span text:style-name="T33">result_receiver</text:span><text:span text:style-name="T39">), </text:span><text:span text:style-name="T34">mResultReceiver</text:span><text:span text:style-name="T39">);</text:span></text:p>
      <text:list xml:id="list113819043413889" text:continue-numbering="true" text:style-name="L7">
        <text:list-header>
          <text:p text:style-name="P47">Trong service:</text:p>
          <text:p text:style-name="P65">@Override</text:p>
        </text:list-header>
      </text:list>
      <text:p text:style-name="P69"><text:span text:style-name="T25">public int </text:span><text:span text:style-name="T22">onStartCommand(</text:span><text:span text:style-name="T49">@Nullable </text:span><text:span text:style-name="T22">Intent intent, </text:span><text:span text:style-name="T25">int </text:span><text:span text:style-name="T22">flags, </text:span><text:span text:style-name="T25">int </text:span><text:span text:style-name="T22">startId) {</text:span></text:p>
      <text:p text:style-name="P69"><text:s text:c="4"/><text:span text:style-name="T34">mReceiver </text:span><text:span text:style-name="T22">= intent.getParcelableExtra(getString(R.string.</text:span><text:span text:style-name="T33">result_receiver</text:span><text:span text:style-name="T22">));</text:span></text:p>
      <text:p text:style-name="P69"><text:s text:c="4"/><text:span text:style-name="T25">return super</text:span><text:span text:style-name="T22">.onStartCommand(intent, flags, startId);</text:span></text:p>
      <text:p text:style-name="P83"><text:span text:style-name="T38">}</text:span></text:p>
      <text:list xml:id="list113819825933297" text:continue-numbering="true" text:style-name="L7">
        <text:list-item>
          <text:p text:style-name="P46">Dùng LocalBroadcastManager, EventBus, <text:span text:style-name="T57">RxAndroid</text:span> (tương tự phần trên)</text:p>
        </text:list-item>
      </text:list>
      <text:p text:style-name="P19">IntentService và AsyncTask</text:p>
      <text:p text:style-name="P13">AsyncTask sẽ bị trói buộc bởi activity tạo ra nó. <text:span text:style-name="T43">Nói cách khác, nếu activity đó bị hủy thì người dùng xoay màn hình, thì AsyncTask sẽ không thể cập nhật trên UI trong onPostExecute (vì lúc này activity cũ đã mất). Ngoài ra, ta còn có thể gặp phải lỗi một AsyncTask mới được khởi tạo (tức nhiều AsyncTask chạy cùng lúc). Vì vậy ta chỉ nên dùng AsyncTask trong các trường hợp dính đến cập nhật UI của activity và chỉ xảy ra trong thời gian ngắn. </text:span></text:p>
      <text:p text:style-name="P13">IntentService <text:span text:style-name="T44">nên được sử dụng trong các trường hợp xử lý tác vụ dài hơn trong background, độc lập với activity, không bị ảnh hưởng khi ứng dụng bị dừng hoặc chuyển ứng dụng; và cũng không cần chạy multi-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Math TeX Gyre" svg:font-family="'DejaVu Math TeX Gyre'"/>
    <style:font-face style:name="DejaVu Sans Mono" svg:font-family="'DejaVu Sans Mono'"/>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3:58:39.056792933</meta:creation-date>
    <dc:date>2017-08-02T11:38:18.860627185</dc:date>
    <meta:editing-duration>PT4H58M16S</meta:editing-duration>
    <meta:editing-cycles>163</meta:editing-cycles>
    <meta:generator>LibreOffice/5.2.2.2$Linux_X86_64 LibreOffice_project/20m0$Build-2</meta:generator>
    <meta:document-statistic meta:table-count="0" meta:image-count="0" meta:object-count="0" meta:page-count="6" meta:paragraph-count="172" meta:word-count="2503" meta:character-count="15605" meta:non-whitespace-character-count="13083"/>
  </office:meta>
</office:document-meta>
</file>